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StartupConfiguration.getSmtp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setSmtpConfiguration( SmtpConfiguration smtp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setEnableHttp( boolean enableHttp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getActivation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setHttpPort( int httpServic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getSms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iplesecStartupConfiguration.getPresentation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getHtt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setPresentationBaseUrl( String presentation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setSmsConfiguration( SmsConfiguration sms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setActivationConfiguration( ActivationConfiguration activation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isEnableHt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StartupConfiguration.TriplesecStartup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